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8035in"/>
    </style:style>
    <style:style style:name="co14" style:family="table-column">
      <style:table-column-properties fo:break-before="auto" style:column-width="0.6791in"/>
    </style:style>
    <style:style style:name="co15" style:family="table-column">
      <style:table-column-properties fo:break-before="auto" style:column-width="2.5016in"/>
    </style:style>
    <style:style style:name="co16" style:family="table-column">
      <style:table-column-properties fo:break-before="auto" style:column-width="4.4209in"/>
    </style:style>
    <style:style style:name="co17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25" style:family="table-cell" style:parent-style-name="Default" style:data-style-name="N99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10" style:family="table-cell" style:parent-style-name="Default" style:data-style-name="N0"/>
    <style:style style:name="ce11" style:family="table-cell" style:parent-style-name="Default" style:data-style-name="N0">
      <style:text-properties style:text-underline-style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1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Votes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 table:visibility="filter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float" office:value="20196" calcext:value-type="float">
            <text:p>20196</text:p>
          </table:table-cell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Elected</text:p>
          </table:table-cell>
          <table:table-cell table:style-name="ce10" office:value-type="float" office:value="68084" calcext:value-type="float">
            <text:p>68084</text:p>
          </table:table-cell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float" office:value="5871" calcext:value-type="float">
            <text:p>5871</text:p>
          </table:table-cell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12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number-columns-repeated="12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108" calcext:value-type="float">
            <text:p>1108</text:p>
          </table:table-cell>
          <table:table-cell table:style-name="Default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float" office:value="393" calcext:value-type="float">
            <text:p>393</text:p>
          </table:table-cell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4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"(Rejected)" beside Michelle Goodridge'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 table:number-columns-repeated="2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ce10" office:value-type="float" office:value="595" calcext:value-type="float">
            <text:p>595</text:p>
          </table:table-cell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4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343" calcext:value-type="float">
            <text:p>2343</text:p>
          </table:table-cell>
          <table:table-cell table:style-name="Default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4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float" office:value="449" calcext:value-type="float">
            <text:p>449</text:p>
          </table:table-cell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float" office:value="415" calcext:value-type="float">
            <text:p>415</text:p>
          </table:table-cell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float" office:value="769" calcext:value-type="float">
            <text:p>769</text:p>
          </table:table-cell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4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float" office:value="494" calcext:value-type="float">
            <text:p>494</text:p>
          </table:table-cell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float" office:value="692" calcext:value-type="float">
            <text:p>692</text:p>
          </table:table-cell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15" calcext:value-type="float">
            <text:p>1215</text:p>
          </table:table-cell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float" office:value="680" calcext:value-type="float">
            <text:p>680</text:p>
          </table:table-cell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4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float" office:value="859" calcext:value-type="float">
            <text:p>859</text:p>
          </table:table-cell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4"/>
          <table:table-cell table:style-name="Default" office:value-type="float" office:value="156" calcext:value-type="float">
            <text:p>156</text:p>
          </table:table-cell>
          <table:table-cell table:style-name="Default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float" office:value="271" calcext:value-type="float">
            <text:p>271</text:p>
          </table:table-cell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550" calcext:value-type="float">
            <text:p>1550</text:p>
          </table:table-cell>
          <table:table-cell table:style-name="Default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336" calcext:value-type="float">
            <text:p>1336</text:p>
          </table:table-cell>
          <table:table-cell table:style-name="Default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float" office:value="795" calcext:value-type="float">
            <text:p>795</text:p>
          </table:table-cell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float" office:value="353" calcext:value-type="float">
            <text:p>353</text:p>
          </table:table-cell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float" office:value="452" calcext:value-type="float">
            <text:p>452</text:p>
          </table:table-cell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857" calcext:value-type="float">
            <text:p>857</text:p>
          </table:table-cell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4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float" office:value="420" calcext:value-type="float">
            <text:p>420</text:p>
          </table:table-cell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514" calcext:value-type="float">
            <text:p>1514</text:p>
          </table:table-cell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4"/>
          <table:table-cell office:value-type="float" office:value="430" calcext:value-type="float">
            <text:p>430</text:p>
          </table:table-cell>
          <table:table-cell table:number-columns-repeated="2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float" office:value="274" calcext:value-type="float">
            <text:p>274</text:p>
          </table:table-cell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295" calcext:value-type="float">
            <text:p>2295</text:p>
          </table:table-cell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float" office:value="634" calcext:value-type="float">
            <text:p>634</text:p>
          </table:table-cell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float" office:value="1538" calcext:value-type="float">
            <text:p>1538</text:p>
          </table:table-cell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567" calcext:value-type="float">
            <text:p>12567</text:p>
          </table:table-cell>
          <table:table-cell table:style-name="Default" table:number-columns-repeated="2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11441" calcext:value-type="float">
            <text:p>11441</text:p>
          </table:table-cell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4"/>
          <table:table-cell table:style-name="Default" office:value-type="float" office:value="1644" calcext:value-type="float">
            <text:p>1644</text:p>
          </table:table-cell>
          <table:table-cell table:style-name="Default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float" office:value="4197" calcext:value-type="float">
            <text:p>4197</text:p>
          </table:table-cell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float" office:value="3118" calcext:value-type="float">
            <text:p>3118</text:p>
          </table:table-cell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688" calcext:value-type="float">
            <text:p>12688</text:p>
          </table:table-cell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 table:visibility="filter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001" calcext:value-type="float">
            <text:p>10001</text:p>
          </table:table-cell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float" office:value="5118" calcext:value-type="float">
            <text:p>5118</text:p>
          </table:table-cell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float" office:value="8947" calcext:value-type="float">
            <text:p>8947</text:p>
          </table:table-cell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5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5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6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6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jpg</text:p>
          </table:table-cell>
          <table:table-cell table:number-columns-repeated="17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5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7686" calcext:value-type="float">
            <text:p>7686</text:p>
          </table:table-cell>
          <table:table-cell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7064" calcext:value-type="float">
            <text:p>7064</text:p>
          </table:table-cell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Elected</text:p>
          </table:table-cell>
          <table:table-cell table:style-name="ce10" office:value-type="float" office:value="9602" calcext:value-type="float">
            <text:p>9602</text:p>
          </table:table-cell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float" office:value="4277" calcext:value-type="float">
            <text:p>4277</text:p>
          </table:table-cell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table:style-name="ce11" office:value-type="float" office:value="5975" calcext:value-type="float">
            <text:p>5975</text:p>
          </table:table-cell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4"/>
          <table:table-cell office:value-type="float" office:value="6866" calcext:value-type="float">
            <text:p>6866</text:p>
          </table:table-cell>
          <table:table-cell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float" office:value="2230" calcext:value-type="float">
            <text:p>2230</text:p>
          </table:table-cell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float" office:value="2688" calcext:value-type="float">
            <text:p>2688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4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before nomination deadline</text:p>
          </table:table-cell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</text:p>
          </table:table-cell>
          <table:table-cell table:number-columns-repeated="2"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375" calcext:value-type="float">
            <text:p>2375</text:p>
          </table:table-cell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float" office:value="704" calcext:value-type="float">
            <text:p>704</text:p>
          </table:table-cell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3284" calcext:value-type="float">
            <text:p>3284</text:p>
          </table:table-cell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float" office:value="416" calcext:value-type="float">
            <text:p>416</text:p>
          </table:table-cell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4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float" office:value="228" calcext:value-type="float">
            <text:p>228</text:p>
          </table:table-cell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float" office:value="337" calcext:value-type="float">
            <text:p>337</text:p>
          </table:table-cell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4"/>
          <table:table-cell office:value-type="float" office:value="351" calcext:value-type="float">
            <text:p>351</text:p>
          </table:table-cell>
          <table:table-cell table:number-columns-repeated="12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638" calcext:value-type="float">
            <text:p>1638</text:p>
          </table:table-cell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4"/>
          <table:table-cell table:style-name="Default" office:value-type="float" office:value="842" calcext:value-type="float">
            <text:p>842</text:p>
          </table:table-cell>
          <table:table-cell table:style-name="Default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4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float" office:value="724" calcext:value-type="float">
            <text:p>724</text:p>
          </table:table-cell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060" calcext:value-type="float">
            <text:p>2060</text:p>
          </table:table-cell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620" calcext:value-type="float">
            <text:p>1620</text:p>
          </table:table-cell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4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float" office:value="1216" calcext:value-type="float">
            <text:p>1216</text:p>
          </table:table-cell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float" office:value="344" calcext:value-type="float">
            <text:p>344</text:p>
          </table:table-cell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596" calcext:value-type="float">
            <text:p>2596</text:p>
          </table:table-cell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table:number-columns-repeated="12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float" office:value="974" calcext:value-type="float">
            <text:p>974</text:p>
          </table:table-cell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avidredman.ca/</text:p>
          </table:table-cell>
          <table:table-cell office:value-type="string" calcext:value-type="string">
            <text:p><text:a xlink:href="mailto:david@davidredman.ca" xlink:type="simple">david@davidredman.ca</text:a> davidaredman@gmail.com</text:p>
          </table:table-cell>
          <table:table-cell office:value-type="string" calcext:value-type="string">
            <text:p>Tel:+1-519-635-6673</text:p>
          </table:table-cell>
          <table:table-cell office:value-type="string" calcext:value-type="string">
            <text:p>Cedar Hill, Kitchener, Ontario</text:p>
          </table:table-cell>
          <table:table-cell office:value-type="string" calcext:value-type="string">
            <text:p>/Poliblog-Elections/images/david-redman.jpg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string" calcext:value-type="string">
            <text:p>https://twitter.com/daveredmanward9</text:p>
          </table:table-cell>
          <table:table-cell office:value-type="string" calcext:value-type="string">
            <text:p>https://www.facebook.com/profile.php?id=100086646751952</text:p>
          </table:table-cell>
          <table:table-cell office:value-type="string" calcext:value-type="string">
            <text:p>https://www.linkedin.com/in/david-redman-288028158</text:p>
          </table:table-cell>
          <table:table-cell/>
          <table:table-cell office:value-type="string" calcext:value-type="string">
            <text:p>http://www.instagram.com/davidredmanward9</text:p>
          </table:table-cell>
          <table:table-cell table:number-columns-repeated="7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276" calcext:value-type="float">
            <text:p>2276</text:p>
          </table:table-cell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765" calcext:value-type="float">
            <text:p>1765</text:p>
          </table:table-cell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 office:value-type="string" calcext:value-type="string">
            <text:p>https://www.youtube.com/user/aislinnclancy</text:p>
          </table:table-cell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2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4"/>
          <table:table-cell office:value-type="float" office:value="513" calcext:value-type="float">
            <text:p>513</text:p>
          </table:table-cell>
          <table:table-cell office:value-type="string" calcext:value-type="string">
            <text:p><text:a xlink:href="https://twitter.com/PeterDavisKW" xlink:type="simple">https://twitter.com/PeterDavisKW</text:a></text:p>
          </table:table-cell>
          <table:table-cell office:value-type="string" calcext:value-type="string">
            <text:p><text:a xlink:href="https://www.facebook.com/Peter4Kitchener10" xlink:type="simple">https://www.facebook.com/Peter4Kitchener10</text:a></text:p>
          </table:table-cell>
          <table:table-cell office:value-type="string" calcext:value-type="string">
            <text:p>https://www.linkedin.com/in/peter-davis-8011b317/</text:p>
          </table:table-cell>
          <table:table-cell/>
          <table:table-cell office:value-type="string" calcext:value-type="string">
            <text:p><text:a xlink:href="https://www.instagram.com/peter4kitchener10/" xlink:type="simple">https://www.instagram.com/peter4kitchener10/</text:a></text:p>
          </table:table-cell>
          <table:table-cell table:number-columns-repeated="7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 table:style-name="ce12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float" office:value="1650" calcext:value-type="float">
            <text:p>1650</text:p>
          </table:table-cell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6846" calcext:value-type="float">
            <text:p>26846</text:p>
          </table:table-cell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float" office:value="1817" calcext:value-type="float">
            <text:p>1817</text:p>
          </table:table-cell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4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float" office:value="3097" calcext:value-type="float">
            <text:p>3097</text:p>
          </table:table-cell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3519" calcext:value-type="float">
            <text:p>13519</text:p>
          </table:table-cell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float" office:value="3978" calcext:value-type="float">
            <text:p>3978</text:p>
          </table:table-cell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4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4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float" office:value="4828" calcext:value-type="float">
            <text:p>4828</text:p>
          </table:table-cell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703" calcext:value-type="float">
            <text:p>10703</text:p>
          </table:table-cell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float" office:value="4826" calcext:value-type="float">
            <text:p>4826</text:p>
          </table:table-cell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float" office:value="9714" calcext:value-type="float">
            <text:p>9714</text:p>
          </table:table-cell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1628" calcext:value-type="float">
            <text:p>11628</text:p>
          </table:table-cell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office:value-type="string" calcext:value-type="string">
            <text:p>Tel:+1-226-600-8425</text:p>
          </table:table-cell>
          <table:table-cell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float" office:value="7019" calcext:value-type="float">
            <text:p>7019</text:p>
          </table:table-cell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 office:value-type="string" calcext:value-type="string">
            <text:p><text:a xlink:href="https://www.facebook.com/Parkinson4RC" xlink:type="simple">https://www.facebook.com/Parkinson4RC</text:a></text:p>
          </table:table-cell>
          <table:table-cell office:value-type="string" calcext:value-type="string">
            <text:p>https://www.linkedin.com/in/michael-parkinson-290367209/</text:p>
          </table:table-cell>
          <table:table-cell/>
          <table:table-cell office:value-type="string" calcext:value-type="string">
            <text:p><text:a xlink:href="https://www.instagram.com/parkinson4rc" xlink:type="simple">https://www.instagram.com/parkinson4rc</text:a></text:p>
          </table:table-cell>
          <table:table-cell table:number-columns-repeated="7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0102" calcext:value-type="float">
            <text:p>10102</text:p>
          </table:table-cell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4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4"/>
          <table:table-cell office:value-type="float" office:value="4388" calcext:value-type="float">
            <text:p>4388</text:p>
          </table:table-cell>
          <table:table-cell table:number-columns-repeated="2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float" office:value="1140" calcext:value-type="float">
            <text:p>1140</text:p>
          </table:table-cell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float" office:value="655" calcext:value-type="float">
            <text:p>655</text:p>
          </table:table-cell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float" office:value="1270" calcext:value-type="float">
            <text:p>1270</text:p>
          </table:table-cell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664" calcext:value-type="float">
            <text:p>1664</text:p>
          </table:table-cell>
          <table:table-cell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float" office:value="1271" calcext:value-type="float">
            <text:p>1271</text:p>
          </table:table-cell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3311" calcext:value-type="float">
            <text:p>3311</text:p>
          </table:table-cell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524" calcext:value-type="float">
            <text:p>2524</text:p>
          </table:table-cell>
          <table:table-cell table:number-columns-repeated="2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float" office:value="4979" calcext:value-type="float">
            <text:p>4979</text:p>
          </table:table-cell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4"/>
          <table:table-cell office:value-type="float" office:value="6539" calcext:value-type="float">
            <text:p>6539</text:p>
          </table:table-cell>
          <table:table-cell table:number-columns-repeated="2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float" office:value="1609" calcext:value-type="float">
            <text:p>1609</text:p>
          </table:table-cell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float" office:value="1079" calcext:value-type="float">
            <text:p>1079</text:p>
          </table:table-cell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float" office:value="4272" calcext:value-type="float">
            <text:p>4272</text:p>
          </table:table-cell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float" office:value="2973" calcext:value-type="float">
            <text:p>2973</text:p>
          </table:table-cell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9302" calcext:value-type="float">
            <text:p>9302</text:p>
          </table:table-cell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/>
          <table:table-cell office:value-type="float" office:value="5801" calcext:value-type="float">
            <text:p>5801</text:p>
          </table:table-cell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7159" calcext:value-type="float">
            <text:p>7159</text:p>
          </table:table-cell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7693" calcext:value-type="float">
            <text:p>7693</text:p>
          </table:table-cell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9104" calcext:value-type="float">
            <text:p>9104</text:p>
          </table:table-cell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9238" calcext:value-type="float">
            <text:p>9238</text:p>
          </table:table-cell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float" office:value="5083" calcext:value-type="float">
            <text:p>5083</text:p>
          </table:table-cell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rolleman.ca/" xlink:type="simple">https://www.natasharolleman.ca/</text:a></text:p>
          </table:table-cell>
          <table:table-cell office:value-type="string" calcext:value-type="string">
            <text:p>rollemannatasha@gmail.com</text:p>
          </table:table-cell>
          <table:table-cell table:number-columns-repeated="7"/>
          <table:table-cell office:value-type="float" office:value="1556" calcext:value-type="float">
            <text:p>1556</text:p>
          </table:table-cell>
          <table:table-cell table:number-columns-repeated="12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4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https://www.facebook.com/profile.php?id=100084793189839</text:p>
          </table:table-cell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4"/>
          <table:table-cell table:style-name="Default" office:value-type="float" office:value="1215" calcext:value-type="float">
            <text:p>1215</text:p>
          </table:table-cell>
          <table:table-cell table:style-name="Default" table:number-columns-repeated="2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4" table:visibility="filter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dneyrolleman.ca/</text:p>
          </table:table-cell>
          <table:table-cell table:style-name="ce23" office:value-type="string" calcext:value-type="string">
            <text:p><text:a xlink:href="mailto:rodrolleman@gmail.com" xlink:type="simple">rodrolleman@gmail.com</text:a> <text:a xlink:href="mailto:rod@schooltee.com" xlink:type="simple">rod@schooltee.com</text:a></text:p>
          </table:table-cell>
          <table:table-cell office:value-type="string" calcext:value-type="string">
            <text:p>Tel:+1-519-589-6003</text:p>
          </table:table-cell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https://twitter.com/rodrolleman</text:p>
          </table:table-cell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/>
          <table:table-cell office:value-type="string" calcext:value-type="string">
            <text:p><text:a xlink:href="https://www.instagram.com/rodrolleman/" xlink:type="simple">https://www.instagram.com/rodrolleman/</text:a></text:p>
          </table:table-cell>
          <table:table-cell table:number-columns-repeated="7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 table:number-columns-repeated="2"/>
          <table:table-cell office:value-type="string" calcext:value-type="string">
            <text:p>https://www.facebook.com/scott.tilley.79</text:p>
          </table:table-cell>
          <table:table-cell office:value-type="string" calcext:value-type="string">
            <text:p>https://www.linkedin.com/in/scott-tilley-03183b12/</text:p>
          </table:table-cell>
          <table:table-cell table:number-columns-repeated="9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SusanFoxton1</text:p>
          </table:table-cell>
          <table:table-cell table:style-name="Default" office:value-type="string" calcext:value-type="string">
            <text:p>https://www.facebook.com/profile.php?id=100001537833924</text:p>
          </table:table-cell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4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568" calcext:value-type="float">
            <text:p>1568</text:p>
          </table:table-cell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after nomination deadline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table:style-name="Default" office:value-type="string" calcext:value-type="string">
            <text:p>Withdraw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404" calcext:value-type="float">
            <text:p>1404</text:p>
          </table:table-cell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inktr.ee/votesteiss</text:p>
          </table:table-cell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float" office:value="1126" calcext:value-type="float">
            <text:p>1126</text:p>
          </table:table-cell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<text:a xlink:href="https://www.linkedin.com/in/madelyn-s-057922170" xlink:type="simple">https://www.linkedin.com/in/madelyn-s-057922170</text:a>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647" calcext:value-type="float">
            <text:p>2647</text:p>
          </table:table-cell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194" calcext:value-type="float">
            <text:p>2194</text:p>
          </table:table-cell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<text:a xlink:href="mailto:joebrennerward5@gmail.com" xlink:type="simple">joebrennerward5@gmail.com</text:a> 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float" office:value="834" calcext:value-type="float">
            <text:p>834</text:p>
          </table:table-cell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float" office:value="607" calcext:value-type="float">
            <text:p>607</text:p>
          </table:table-cell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mason.fitzpatrick@gmail.com</text:p>
          </table:table-cell>
          <table:table-cell table:number-columns-repeated="2"/>
          <table:table-cell office:value-type="string" calcext:value-type="string">
            <text:p>/Poliblog-Elections/images/mason-fitzpatrick.jpg</text:p>
          </table:table-cell>
          <table:table-cell table:number-columns-repeated="2"/>
          <table:table-cell table:style-name="Default" office:value-type="string" calcext:value-type="string">
            <text:p>Withdrawn</text:p>
          </table:table-cell>
          <table:table-cell table:number-columns-repeated="3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float" office:value="799" calcext:value-type="float">
            <text:p>799</text:p>
          </table:table-cell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4"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3041" calcext:value-type="float">
            <text:p>3041</text:p>
          </table:table-cell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 office:value-type="string" calcext:value-type="string">
            <text:p>Elected</text:p>
          </table:table-cell>
          <table:table-cell office:value-type="float" office:value="9543" calcext:value-type="float">
            <text:p>9543</text:p>
          </table:table-cell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4"/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float" office:value="9212" calcext:value-type="float">
            <text:p>9212</text:p>
          </table:table-cell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4"/>
          <table:table-cell office:value-type="float" office:value="2438" calcext:value-type="float">
            <text:p>2438</text:p>
          </table:table-cell>
          <table:table-cell table:number-columns-repeated="2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float" office:value="1988" calcext:value-type="float">
            <text:p>1988</text:p>
          </table:table-cell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float" office:value="3456" calcext:value-type="float">
            <text:p>3456</text:p>
          </table:table-cell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2541" calcext:value-type="float">
            <text:p>12541</text:p>
          </table:table-cell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4"/>
          <table:table-cell office:value-type="float" office:value="2538" calcext:value-type="float">
            <text:p>2538</text:p>
          </table:table-cell>
          <table:table-cell table:number-columns-repeated="2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4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4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4"/>
          <table:table-cell office:value-type="float" office:value="1132" calcext:value-type="float">
            <text:p>1132</text:p>
          </table:table-cell>
          <table:table-cell table:number-columns-repeated="12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float" office:value="822" calcext:value-type="float">
            <text:p>822</text:p>
          </table:table-cell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float" office:value="1332" calcext:value-type="float">
            <text:p>1332</text:p>
          </table:table-cell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float" office:value="4436" calcext:value-type="float">
            <text:p>4436</text:p>
          </table:table-cell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float" office:value="966" calcext:value-type="float">
            <text:p>966</text:p>
          </table:table-cell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4"/>
          <table:table-cell table:style-name="Default" office:value-type="float" office:value="3400" calcext:value-type="float">
            <text:p>3400</text:p>
          </table:table-cell>
          <table:table-cell table:style-name="Default" table:number-columns-repeated="2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7525" calcext:value-type="float">
            <text:p>7525</text:p>
          </table:table-cell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6"/>
          <table:table-cell office:value-type="float" office:value="920" calcext:value-type="float">
            <text:p>920</text:p>
          </table:table-cell>
          <table:table-cell table:number-columns-repeated="12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float" office:value="2961" calcext:value-type="float">
            <text:p>2961</text:p>
          </table:table-cell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7973" calcext:value-type="float">
            <text:p>7973</text:p>
          </table:table-cell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float" office:value="5570" calcext:value-type="float">
            <text:p>5570</text:p>
          </table:table-cell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13" calcext:value-type="float">
            <text:p>613</text:p>
          </table:table-cell>
          <table:table-cell table:number-columns-repeated="12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float" office:value="356" calcext:value-type="float">
            <text:p>356</text:p>
          </table:table-cell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/>
          <table:table-cell office:value-type="string" calcext:value-type="string">
            <text:p>/Poliblog-Elections/images/claude-hergott.webp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3" calcext:value-type="float">
            <text:p>423</text:p>
          </table:table-cell>
          <table:table-cell table:number-columns-repeated="12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66" calcext:value-type="float">
            <text:p>666</text:p>
          </table:table-cell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46" calcext:value-type="float">
            <text:p>646</text:p>
          </table:table-cell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2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float" office:value="548" calcext:value-type="float">
            <text:p>548</text:p>
          </table:table-cell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40" calcext:value-type="float">
            <text:p>1040</text:p>
          </table:table-cell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float" office:value="686" calcext:value-type="float">
            <text:p>686</text:p>
          </table:table-cell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float" office:value="956" calcext:value-type="float">
            <text:p>956</text:p>
          </table:table-cell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float" office:value="1191" calcext:value-type="float">
            <text:p>1191</text:p>
          </table:table-cell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 table:visibility="filter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float" office:value="876" calcext:value-type="float">
            <text:p>876</text:p>
          </table:table-cell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float" office:value="2694" calcext:value-type="float">
            <text:p>2694</text:p>
          </table:table-cell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54" calcext:value-type="float">
            <text:p>4254</text:p>
          </table:table-cell>
          <table:table-cell table:number-columns-repeated="2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float" office:value="822" calcext:value-type="float">
            <text:p>822</text:p>
          </table:table-cell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055" calcext:value-type="float">
            <text:p>2055</text:p>
          </table:table-cell>
          <table:table-cell table:number-columns-repeated="2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631" calcext:value-type="float">
            <text:p>631</text:p>
          </table:table-cell>
          <table:table-cell table:number-columns-repeated="12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4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float" office:value="2857" calcext:value-type="float">
            <text:p>2857</text:p>
          </table:table-cell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3929" calcext:value-type="float">
            <text:p>3929</text:p>
          </table:table-cell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4"/>
          <table:table-cell table:style-name="Default" office:value-type="float" office:value="472" calcext:value-type="float">
            <text:p>472</text:p>
          </table:table-cell>
          <table:table-cell table:style-name="Default" table:number-columns-repeated="9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5"/>
          <table:table-cell table:style-name="Default" office:value-type="float" office:value="1556" calcext:value-type="float">
            <text:p>1556</text:p>
          </table:table-cell>
          <table:table-cell table:style-name="Default" table:number-columns-repeated="9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4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4"/>
          <table:table-cell office:value-type="float" office:value="926" calcext:value-type="float">
            <text:p>926</text:p>
          </table:table-cell>
          <table:table-cell table:number-columns-repeated="12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Muncipaliti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Z$138"/>
      </table:named-expressions>
      <table:database-ranges>
        <table:database-range table:name="Muncipality" table:target-range-address="Candidates.A2:Candidates.X247" table:display-filter-buttons="true" table:on-update-keep-styles="true" table:on-update-keep-size="false">
          <table:filter>
            <table:filter-and>
              <table:filter-condition table:value="Trustee" table:operator="contains" table:field-number="1"/>
            </table:filter-and>
          </table:filter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Z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C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25T00:18:26.933378942</dc:date>
    <meta:editing-duration>P6DT15H57M3S</meta:editing-duration>
    <meta:editing-cycles>969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476" meta:object-count="0"/>
  </office:meta>
</office:document-meta>
</file>